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77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1.981cm" svg:y1="2.397cm" svg:x2="1.981cm" svg:y2="17.637cm">
          <text:p/>
        </draw:line>
        <draw:path draw:style-name="gr2" draw:text-style-name="P1" draw:layer="layout" svg:width="2.666cm" svg:height="1.904cm" svg:x="1.959cm" svg:y="3.032cm" svg:viewBox="0 0 2667 1905" svg:d="m0 1905c1524 0 1270 0 1270 0v-1905h1397">
          <text:p/>
        </draw:path>
        <draw:path draw:style-name="gr2" draw:text-style-name="P1" draw:layer="layout" svg:width="2.666cm" svg:height="1.904cm" svg:x="4.653cm" svg:y="3.032cm" svg:viewBox="0 0 2667 1905" svg:d="m0 1905c1524 0 1270 0 1270 0v-1905h1397">
          <text:p/>
        </draw:path>
        <draw:path draw:style-name="gr2" draw:text-style-name="P1" draw:layer="layout" svg:width="1.904cm" svg:height="-0.001cm" draw:transform="rotate (-1.5707963267949) translate (4.626cm 3.032cm)" svg:viewBox="0 0 1905 0" svg:d="m0 0c1905 0 1905 0 1905 0">
          <text:p/>
        </draw:path>
        <draw:path draw:style-name="gr2" draw:text-style-name="P1" draw:layer="layout" svg:width="2.666cm" svg:height="1.904cm" svg:x="7.293cm" svg:y="3.032cm" svg:viewBox="0 0 2667 1905" svg:d="m0 1905c1524 0 1270 0 1270 0v-1905h1397">
          <text:p/>
        </draw:path>
        <draw:path draw:style-name="gr2" draw:text-style-name="P1" draw:layer="layout" svg:width="2.666cm" svg:height="1.904cm" svg:x="9.987cm" svg:y="3.032cm" svg:viewBox="0 0 2667 1905" svg:d="m0 1905c1524 0 1270 0 1270 0v-1905h1397">
          <text:p/>
        </draw:path>
        <draw:path draw:style-name="gr2" draw:text-style-name="P1" draw:layer="layout" svg:width="1.904cm" svg:height="-0.001cm" draw:transform="rotate (-1.5707963267949) translate (9.96cm 3.032cm)" svg:viewBox="0 0 1905 0" svg:d="m0 0c1905 0 1905 0 1905 0">
          <text:p/>
        </draw:path>
        <draw:line draw:style-name="gr2" draw:text-style-name="P1" draw:layer="layout" svg:x1="7.293cm" svg:y1="3.032cm" svg:x2="7.293cm" svg:y2="4.937cm">
          <text:p/>
        </draw:line>
        <draw:path draw:style-name="gr2" draw:text-style-name="P1" draw:layer="layout" svg:width="1.904cm" svg:height="-0.001cm" draw:transform="rotate (-1.5707963267949) translate (12.627cm 3.032cm)" svg:viewBox="0 0 1905 0" svg:d="m0 0c1905 0 1905 0 1905 0">
          <text:p/>
        </draw:path>
        <draw:path draw:style-name="gr2" draw:text-style-name="P1" draw:layer="layout" svg:width="2.666cm" svg:height="1.904cm" svg:x="12.627cm" svg:y="3.032cm" svg:viewBox="0 0 2667 1905" svg:d="m0 1905c1524 0 1270 0 1270 0v-1905h1397">
          <text:p/>
        </draw:path>
        <draw:path draw:style-name="gr2" draw:text-style-name="P1" draw:layer="layout" svg:width="2.666cm" svg:height="1.904cm" svg:x="15.321cm" svg:y="3.032cm" svg:viewBox="0 0 2667 1905" svg:d="m0 1905c1524 0 1270 0 1270 0v-1905h1397">
          <text:p/>
        </draw:path>
        <draw:path draw:style-name="gr2" draw:text-style-name="P1" draw:layer="layout" svg:width="1.904cm" svg:height="-0.001cm" draw:transform="rotate (-1.5707963267949) translate (15.294cm 3.032cm)" svg:viewBox="0 0 1905 0" svg:d="m0 0c1905 0 1905 0 1905 0">
          <text:p/>
        </draw:path>
        <draw:path draw:style-name="gr2" draw:text-style-name="P1" draw:layer="layout" svg:width="2.666cm" svg:height="1.904cm" svg:x="17.961cm" svg:y="3.032cm" svg:viewBox="0 0 2667 1905" svg:d="m0 1905c1524 0 1270 0 1270 0v-1905h1397">
          <text:p/>
        </draw:path>
        <draw:path draw:style-name="gr2" draw:text-style-name="P1" draw:layer="layout" svg:width="1.904cm" svg:height="-0.001cm" draw:transform="rotate (-1.5707963267949) translate (20.628cm 3.032cm)" svg:viewBox="0 0 1905 0" svg:d="m0 0c1905 0 1905 0 1905 0">
          <text:p/>
        </draw:path>
        <draw:line draw:style-name="gr2" draw:text-style-name="P1" draw:layer="layout" svg:x1="17.961cm" svg:y1="3.032cm" svg:x2="17.961cm" svg:y2="4.937cm">
          <text:p/>
        </draw:line>
        <draw:path draw:style-name="gr2" draw:text-style-name="P1" draw:layer="layout" svg:width="2.666cm" svg:height="1.904cm" svg:x="1.96cm" svg:y="7.033cm" svg:viewBox="0 0 2667 1905" svg:d="m0 1905c1524 0 1270 0 1270 0v-1905h1397">
          <text:p/>
        </draw:path>
        <draw:path draw:style-name="gr2" draw:text-style-name="P1" draw:layer="layout" svg:width="1.904cm" svg:height="-0.001cm" draw:transform="rotate (-1.5707963267949) translate (4.627cm 7.033cm)" svg:viewBox="0 0 1905 0" svg:d="m0 0c1905 0 1905 0 1905 0">
          <text:p/>
        </draw:path>
        <draw:path draw:style-name="gr3" draw:text-style-name="P1" draw:layer="layout" svg:width="9.267cm" svg:height="0cm" svg:x="4.597cm" svg:y="8.874cm" svg:viewBox="0 0 9268 0" svg:d="m0 0c9144 0 9268 0 9268 0">
          <text:p text:style-name="P1"><text:s/></text:p>
        </draw:path>
        <draw:path draw:style-name="gr2" draw:text-style-name="P1" draw:layer="layout" svg:width="2.666cm" svg:height="1.904cm" svg:x="4.597cm" svg:y="9.509cm" svg:viewBox="0 0 2667 1905" svg:d="m0 1905c1524 0 1270 0 1270 0v-1905h1397">
          <text:p/>
        </draw:path>
        <draw:path draw:style-name="gr2" draw:text-style-name="P1" draw:layer="layout" svg:width="1.904cm" svg:height="-0.001cm" draw:transform="rotate (-1.5707963267949) translate (7.264cm 9.509cm)" svg:viewBox="0 0 1905 0" svg:d="m0 0c1905 0 1905 0 1905 0">
          <text:p/>
        </draw:path>
        <draw:path draw:style-name="gr2" draw:text-style-name="P1" draw:layer="layout" svg:width="2.666cm" svg:height="1.904cm" svg:x="12.595cm" svg:y="6.969cm" svg:viewBox="0 0 2667 1905" svg:d="m0 1905c1524 0 1270 0 1270 0v-1905h1397">
          <text:p/>
        </draw:path>
        <draw:path draw:style-name="gr2" draw:text-style-name="P1" draw:layer="layout" svg:width="1.904cm" svg:height="-0.001cm" draw:transform="rotate (-1.5707963267949) translate (15.262cm 6.969cm)" svg:viewBox="0 0 1905 0" svg:d="m0 0c1905 0 1905 0 1905 0">
          <text:p/>
        </draw:path>
        <draw:path draw:style-name="gr3" draw:text-style-name="P1" draw:layer="layout" svg:width="9.267cm" svg:height="0cm" svg:x="7.264cm" svg:y="11.414cm" svg:viewBox="0 0 9268 0" svg:d="m0 0c9144 0 9268 0 9268 0">
          <text:p text:style-name="P1"><text:s/></text:p>
        </draw:path>
        <draw:path draw:style-name="gr3" draw:text-style-name="P1" draw:layer="layout" svg:width="3.793cm" svg:height="0cm" svg:x="1.927cm" svg:y="11.414cm" svg:viewBox="0 0 3794 0" svg:d="m0 0c9144 0-1397 0 762 0">
          <text:p text:style-name="P1"><text:s/></text:p>
        </draw:path>
        <draw:path draw:style-name="gr2" draw:text-style-name="P1" draw:layer="layout" svg:width="2.666cm" svg:height="1.904cm" svg:x="7.01cm" svg:y="12.176cm" svg:viewBox="0 0 2667 1905" svg:d="m0 1905c1524 0 1270 0 1270 0v-1905h1397">
          <text:p/>
        </draw:path>
        <draw:path draw:style-name="gr2" draw:text-style-name="P1" draw:layer="layout" svg:width="1.904cm" svg:height="-0.001cm" draw:transform="rotate (-1.5707963267949) translate (9.677cm 12.176cm)" svg:viewBox="0 0 1905 0" svg:d="m0 0c1905 0 1905 0 1905 0">
          <text:p/>
        </draw:path>
        <draw:path draw:style-name="gr3" draw:text-style-name="P1" draw:layer="layout" svg:width="9.267cm" svg:height="0cm" svg:x="9.677cm" svg:y="14.081cm" svg:viewBox="0 0 9268 0" svg:d="m0 0c9144 0 9268 0 9268 0">
          <text:p text:style-name="P1"><text:s/></text:p>
        </draw:path>
        <draw:path draw:style-name="gr3" draw:text-style-name="P1" draw:layer="layout" svg:width="6.191cm" svg:height="0cm" svg:x="1.927cm" svg:y="14.081cm" svg:viewBox="0 0 6192 0" svg:d="m0 0c9144 0 5458 0 5458 0">
          <text:p text:style-name="P1"><text:s/></text:p>
        </draw:path>
        <draw:path draw:style-name="gr2" draw:text-style-name="P1" draw:layer="layout" svg:width="2.666cm" svg:height="1.904cm" svg:x="9.865cm" svg:y="14.843cm" svg:viewBox="0 0 2667 1905" svg:d="m0 1905c1524 0 1270 0 1270 0v-1905h1397">
          <text:p/>
        </draw:path>
        <draw:path draw:style-name="gr2" draw:text-style-name="P1" draw:layer="layout" svg:width="1.904cm" svg:height="-0.001cm" draw:transform="rotate (-1.5707963267949) translate (12.532cm 14.843cm)" svg:viewBox="0 0 1905 0" svg:d="m0 0c1905 0 1905 0 1905 0">
          <text:p/>
        </draw:path>
        <draw:path draw:style-name="gr3" draw:text-style-name="P1" draw:layer="layout" svg:width="8.29cm" svg:height="0cm" svg:x="12.532cm" svg:y="16.748cm" svg:viewBox="0 0 8291 0" svg:d="m0 0c9144 0 8268 0 8268 0">
          <text:p text:style-name="P1"><text:s/></text:p>
        </draw:path>
        <draw:path draw:style-name="gr3" draw:text-style-name="P1" draw:layer="layout" svg:width="8.214cm" svg:height="0cm" svg:x="2.054cm" svg:y="16.748cm" svg:viewBox="0 0 8215 0" svg:d="m0 0c9144 0 8186 0 8186 0">
          <text:p text:style-name="P1"><text:s/></text:p>
        </draw:path>
        <draw:path draw:style-name="gr2" draw:text-style-name="P1" draw:layer="layout" svg:width="2.666cm" svg:height="1.904cm" svg:x="15.262cm" svg:y="9.509cm" svg:viewBox="0 0 2667 1905" svg:d="m0 1905c1524 0 1270 0 1270 0v-1905h1397">
          <text:p/>
        </draw:path>
        <draw:path draw:style-name="gr2" draw:text-style-name="P1" draw:layer="layout" svg:width="1.904cm" svg:height="-0.001cm" draw:transform="rotate (-1.5707963267949) translate (17.929cm 9.509cm)" svg:viewBox="0 0 1905 0" svg:d="m0 0c1905 0 1905 0 1905 0">
          <text:p/>
        </draw:path>
        <draw:path draw:style-name="gr2" draw:text-style-name="P1" draw:layer="layout" svg:width="2.666cm" svg:height="1.904cm" svg:x="17.929cm" svg:y="12.176cm" svg:viewBox="0 0 2667 1905" svg:d="m0 1905c1524 0 1270 0 1270 0v-1905h1397">
          <text:p/>
        </draw:path>
        <draw:path draw:style-name="gr2" draw:text-style-name="P1" draw:layer="layout" svg:width="1.904cm" svg:height="-0.001cm" draw:transform="rotate (-1.5707963267949) translate (20.596cm 12.176cm)" svg:viewBox="0 0 1905 0" svg:d="m0 0c1905 0 1905 0 1905 0">
          <text:p/>
        </draw:path>
        <draw:path draw:style-name="gr2" draw:text-style-name="P1" draw:layer="controls" svg:width="2.666cm" svg:height="1.904cm" svg:x="12.596cm" svg:y="6.97cm" svg:viewBox="0 0 2667 1905" svg:d="m0 1905c1524 0 1270 0 1270 0v-1905h1397">
          <text:p/>
        </draw:path>
        <draw:path draw:style-name="gr2" draw:text-style-name="P1" draw:layer="controls" svg:width="1.904cm" svg:height="-0.001cm" draw:transform="rotate (-1.5707963267949) translate (15.263cm 6.97cm)" svg:viewBox="0 0 1905 0" svg:d="m0 0c1905 0 1905 0 1905 0">
          <text:p/>
        </draw:path>
        <draw:path draw:style-name="gr3" draw:text-style-name="P1" draw:layer="controls" svg:width="5.451cm" svg:height="0cm" svg:x="15.265cm" svg:y="8.874cm" svg:viewBox="0 0 5452 0" svg:d="m0 0c9144 0 3934 0 4315 0">
          <text:p text:style-name="P1"><text:s/></text:p>
        </draw:path>
        <draw:path draw:style-name="gr2" draw:text-style-name="P1" draw:layer="controls" svg:width="2.666cm" svg:height="0cm" svg:x="17.929cm" svg:y="11.387cm" svg:viewBox="0 0 2667 0" svg:d="m0 0c1905 0 2667 0 2667 0">
          <text:p/>
        </draw:path>
        <draw:frame draw:style-name="gr4" draw:layer="controls" svg:width="3.495cm" svg:height="0.962cm" svg:x="2.397cm" svg:y="1.435cm">
          <draw:text-box>
            <text:p>Main clock</text:p>
          </draw:text-box>
        </draw:frame>
        <draw:frame draw:style-name="gr5" draw:layer="controls" svg:width="0.883cm" svg:height="1.171cm" svg:x="2.497cm" svg:y="5.445cm">
          <draw:text-box>
            <text:p>t<text:span text:style-name="T1">1</text:span></text:p>
          </draw:text-box>
        </draw:frame>
        <draw:frame draw:style-name="gr5" draw:layer="controls" svg:width="0.883cm" svg:height="1.171cm" svg:x="2.524cm" svg:y="9.509cm">
          <draw:text-box>
            <text:p>t<text:span text:style-name="T1">2</text:span></text:p>
          </draw:text-box>
        </draw:frame>
        <draw:frame draw:style-name="gr6" draw:layer="controls" svg:width="0.883cm" svg:height="1.171cm" svg:x="2.498cm" svg:y="12.446cm">
          <draw:text-box>
            <text:p>t<text:span text:style-name="T1">3</text:span></text:p>
          </draw:text-box>
        </draw:frame>
        <draw:frame draw:style-name="gr5" draw:layer="controls" svg:width="0.883cm" svg:height="1.171cm" svg:x="2.498cm" svg:y="14.546cm">
          <draw:text-box>
            <text:p>t<text:span text:style-name="T1">4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rabindo Jayamohanan</meta:initial-creator>
    <meta:creation-date>2012-01-26T00:26:16</meta:creation-date>
    <dc:date>2012-01-26T00:50:23</dc:date>
    <dc:creator>Aurabindo Jayamohanan</dc:creator>
    <meta:editing-duration>PT8M55S</meta:editing-duration>
    <meta:editing-cycles>2</meta:editing-cycles>
    <meta:generator>LibreOffice/3.4$Linux LibreOffice_project/340m1$Build-402</meta:generator>
    <meta:document-statistic meta:object-count="45"/>
  </office:meta>
</office:document-meta>
</file>